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650953" draw:textarea-horizontal-align="justify" draw:textarea-vertical-align="middle" draw:auto-grow-height="false" fo:min-height="3.05cm" fo:min-width="3.6cm" draw:shadow="hidden" draw:shadow-offset-x="0cm" draw:shadow-offset-y="0cm" draw:shadow-color="#808080" draw:shadow-opacity="54%"/>
      <style:paragraph-properties style:writing-mode="lr-tb"/>
    </style:style>
    <style:style style:name="gr2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4" style:family="graphic" style:parent-style-name="objectwithoutfill">
      <style:graphic-properties svg:stroke-color="#00a933"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style:font-name="Fira Sans"/>
    </style:style>
    <style:style style:name="P2" style:family="paragraph">
      <loext:graphic-properties draw:fill-color="#650953"/>
      <style:paragraph-properties fo:text-align="center" style:writing-mode="lr-tb"/>
      <style:text-properties style:font-name="Fira Sans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Fira Code1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solid"/>
      <style:paragraph-properties fo:margin-top="0cm" fo:margin-bottom="0cm" fo:text-align="center"/>
      <style:text-properties style:font-name="Fira Sans" fo:font-size="8pt" style:font-size-asian="8pt" style:font-size-complex="8pt"/>
    </style:style>
    <style:style style:name="T1" style:family="text">
      <style:text-properties style:font-name="Fira Sans"/>
    </style:style>
    <style:style style:name="T2" style:family="text">
      <style:text-properties style:font-name="Fira Code1" fo:font-size="12pt" style:font-size-asian="12pt" style:font-size-complex="12pt"/>
    </style:style>
    <style:style style:name="T3" style:family="text">
      <style:text-properties style:font-name="Fira Code1" fo:font-size="8pt" style:font-size-asian="8pt" style:font-size-complex="8pt"/>
    </style:style>
    <style:style style:name="T4" style:family="text">
      <style:text-properties fo:color="#00a933" style:font-name="Fira Code1" fo:font-size="8pt" style:font-size-asian="8pt" style:font-size-complex="8pt"/>
    </style:style>
    <style:style style:name="T5" style:family="text">
      <style:text-properties fo:color="#000000" style:font-name="Fira Code1" fo:font-size="8pt" style:font-size-asian="8pt" style:font-size-complex="8pt"/>
    </style:style>
    <style:style style:name="T6" style:family="text">
      <style:text-properties fo:color="#ff8000" style:font-name="Fira Code1" fo:font-size="8pt" style:font-size-asian="8pt" style:font-size-complex="8pt"/>
    </style:style>
    <style:style style:name="T7" style:family="text">
      <style:text-properties fo:color="#ff0000" style:font-name="Fira Code1" fo:font-size="8pt" style:font-size-asian="8pt" style:font-size-complex="8pt"/>
    </style:style>
    <style:style style:name="T8" style:family="text">
      <style:text-properties style:font-name="Fira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cm" svg:height="3.3cm" svg:x="2.7cm" svg:y="5.2cm">
          <text:p text:style-name="P1"><text:span text:style-name="T1">Login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cm" svg:height="3.3cm" svg:x="8.2cm" svg:y="5.2cm">
          <text:p text:style-name="P1"><text:span text:style-name="T1">List of</text:span></text:p>
          <text:p text:style-name="P1"><text:span text:style-name="T1">LiDAR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8cm" svg:y1="6.85cm" svg:x2="8.2cm" svg:y2="6.85cm" draw:start-shape="id1" draw:start-glue-point="1" draw:end-shape="id2" draw:end-glue-point="3" svg:d="M6800 6850h1400" svg:viewBox="0 0 1401 1">
          <text:p/>
        </draw:connector>
        <draw:frame draw:style-name="gr3" draw:text-style-name="P5" draw:layer="layout" svg:width="3.2cm" svg:height="2.1cm" svg:x="2.8cm" svg:y="9.5cm">
          <draw:text-box>
            <text:p><text:span text:style-name="T2">Key:</text:span></text:p>
            <text:p><text:span text:style-name="T3">Normal <text:s text:c="4"/>: </text:span><text:span text:style-name="T4">▆</text:span></text:p>
            <text:p text:style-name="P4"><text:span text:style-name="T5">Alternative:</text:span><text:span text:style-name="T4"> </text:span><text:span text:style-name="T6">▆</text:span></text:p>
            <text:p text:style-name="P4"><text:span text:style-name="T5">Exceptional:</text:span><text:span text:style-name="T4"> </text:span><text:span text:style-name="T7">▆</text:span></text:p>
          </draw:text-box>
        </draw:frame>
        <draw:custom-shape draw:style-name="gr1" draw:text-style-name="P2" xml:id="id3" draw:id="id3" draw:layer="layout" svg:width="4.1cm" svg:height="3.3cm" svg:x="13.4cm" svg:y="5.2cm">
          <text:p text:style-name="P1"><text:span text:style-name="T1">Setting</text:span><text:span text:style-name="T1">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2.3cm" svg:y1="6.85cm" svg:x2="13.4cm" svg:y2="6.85cm" draw:start-shape="id2" draw:start-glue-point="1" draw:end-shape="id3" draw:end-glue-point="3" svg:d="M12300 6850h1100" svg:viewBox="0 0 1101 1">
          <text:p text:style-name="P6"><text:span text:style-name="T8"><text:s text:c="5"/></text:span></text:p>
          <text:p text:style-name="P6"><text:span text:style-name="T8"/></text:p>
        </draw:connector>
        <draw:custom-shape draw:style-name="gr1" draw:text-style-name="P2" xml:id="id4" draw:id="id4" draw:layer="layout" svg:width="4.1cm" svg:height="3.3cm" svg:x="18.8cm" svg:y="5.2cm">
          <text:p text:style-name="P1"><text:span text:style-name="T1">Cr</text:span><text:span text:style-name="T1">eat</text:span><text:span text:style-name="T1">e</text:span></text:p>
          <text:p text:style-name="P1"><text:span text:style-name="T1">Ap</text:span><text:span text:style-name="T1">i </text:span><text:span text:style-name="T1">tok</text:span><text:span text:style-name="T1">en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5cm" svg:y1="6.85cm" svg:x2="18.8cm" svg:y2="6.85cm" draw:start-shape="id3" draw:start-glue-point="1" draw:end-shape="id4" draw:end-glue-point="3" svg:d="M17500 6850h1300" svg:viewBox="0 0 1301 1">
          <text:p text:style-name="P6"><text:span text:style-name="T8"><text:s text:c="3"/></text:span></text:p>
          <text:p text:style-name="P6"><text:span text:style-name="T8"/></text:p>
        </draw:connector>
        <draw:custom-shape draw:style-name="gr1" draw:text-style-name="P2" xml:id="id5" draw:id="id5" draw:layer="layout" svg:width="4.1cm" svg:height="3.3cm" svg:x="18.8cm" svg:y="8.7cm">
          <text:p text:style-name="P1"><text:span text:style-name="T1">Give upload</text:span></text:p>
          <text:p text:style-name="P1"><text:span text:style-name="T1">Permission</text:span></text:p>
          <text:p text:style-name="P1"><text:span text:style-name="T1">For given site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.299cm" svg:x1="22.9cm" svg:y1="6.85cm" svg:x2="22.9cm" svg:y2="10.35cm" draw:start-shape="id4" draw:start-glue-point="1" draw:end-shape="id5" draw:end-glue-point="1" svg:d="M22900 6850h800v3500h-800" svg:viewBox="0 0 801 3501">
          <text:p text:style-name="P6"><text:span text:style-name="T8"><text:s text:c="3"/></text:span></text:p>
          <text:p text:style-name="P6"><text:span text:style-name="T8"/></text:p>
        </draw:connector>
        <draw:custom-shape draw:style-name="gr1" draw:text-style-name="P2" xml:id="id6" draw:id="id6" draw:layer="layout" svg:width="4.1cm" svg:height="3.3cm" svg:x="13.4cm" svg:y="8.7cm">
          <text:p text:style-name="P1"><text:span text:style-name="T1">Give upload</text:span></text:p>
          <text:p text:style-name="P1"><text:span text:style-name="T1">Script on</text:span></text:p>
          <text:p text:style-name="P1"><text:span text:style-name="T1">LiDAR token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8.8cm" svg:y1="10.35cm" svg:x2="17.5cm" svg:y2="10.35cm" draw:start-shape="id5" draw:start-glue-point="3" draw:end-shape="id6" draw:end-glue-point="1" svg:d="M18800 10350h-1300" svg:viewBox="0 0 1301 1">
          <text:p text:style-name="P6"><text:span text:style-name="T8"><text:s text:c="3"/></text:span></text:p>
          <text:p text:style-name="P6"><text:span text:style-name="T8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20:35:46.280506331</meta:creation-date>
    <meta:editing-duration>PT16M23S</meta:editing-duration>
    <meta:editing-cycles>6</meta:editing-cycles>
    <meta:generator>LibreOffice/6.4.3.2$Linux_X86_64 LibreOffice_project/40$Build-2</meta:generator>
    <dc:date>2020-05-20T21:02:05.820314011</dc:date>
    <meta:document-statistic meta:object-count="12"/>
  </office:meta>
</office:document-meta>
</file>